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uggestions- Eli Finn</text:p>
      <text:p text:style-name="Normal"/>
      <text:p text:style-name="Normal">Grammar and punctuations</text:p>
      <text:p text:style-name="Normal">Exciting sentences with more context<text:s/></text:p>
      <text:p text:style-name="Normal">Crucial one with elevator pitch</text:p>
      <text:p text:style-name="Normal">Crux of business is the problem you are solving<text:s/></text:p>
      <text:p text:style-name="Normal">Validate the idea you are working on for which people will pay</text:p>
      <text:p text:style-name="Normal">No need to provide nitty gritty details for those who are not in this field.</text:p>
      <text:p text:style-name="Normal">Fine tuning and finding waste management people-specifics</text:p>
      <text:p text:style-name="Normal">Initial target customer and persona</text:p>
      <text:p text:style-name="Normal">Fine tuning and Emphasizing in magnitude of problem which is number.</text:p>
      <text:p text:style-name="Normal">USP<text:s/></text:p>
      <text:p text:style-name="Normal">Researched well 10million number.</text:p>
      <text:p text:style-name="Normal">Write differently for generic accelerators and specific accelerators.</text:p>
      <text:p text:style-name="Normal"/>
      <text:p text:style-name="Normal">10 slides as cover letter</text:p>
      <text:p text:style-name="Normal">Green for sustainable</text:p>
      <text:p text:style-name="Normal">Clarity on solution<text:s/></text:p>
      <text:p text:style-name="Normal">Why now has too much text needs graphic and bullets. We have achieved the physics needed….</text:p>
      <text:p text:style-name="Normal">Market potential- growing market</text:p>
      <text:p text:style-name="Normal">Ink recycling industry nobody is doing it yet</text:p>
      <text:p text:style-name="Normal">Business model-examples sent</text:p>
      <text:p text:style-name="Normal">Team- why team will take action and do it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ia Vighneshvar Bandekar</meta:initial-creator>
    <dc:creator>Sania Vighneshvar Bandekar</dc:creator>
    <meta:creation-date>2025-04-17T20:32:00Z</meta:creation-date>
    <dc:date>2025-04-17T21:09:00Z</dc:date>
    <meta:template xlink:href="Normal" xlink:type="simple"/>
    <meta:editing-cycles>1</meta:editing-cycles>
    <meta:editing-duration>PT2220S</meta:editing-duration>
    <meta:document-statistic meta:page-count="2" meta:paragraph-count="1" meta:word-count="133" meta:character-count="895" meta:row-count="6" meta:non-whitespace-character-count="763"/>
  </office:meta>
</office:document-meta>
</file>